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2.3339in"/>
    </style:style>
    <style:style style:name="co3" style:family="table-column">
      <style:table-column-properties fo:break-before="auto" style:column-width="1.5563in"/>
    </style:style>
    <style:style style:name="co4" style:family="table-column">
      <style:table-column-properties fo:break-before="auto" style:column-width="1.1807in"/>
    </style:style>
    <style:style style:name="co5" style:family="table-column">
      <style:table-column-properties fo:break-before="auto" style:column-width="2.5138in"/>
    </style:style>
    <style:style style:name="co6" style:family="table-column">
      <style:table-column-properties fo:break-before="auto" style:column-width="3.2228in"/>
    </style:style>
    <style:style style:name="co7" style:family="table-column">
      <style:table-column-properties fo:break-before="auto" style:column-width="2.0138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2917in"/>
    </style:style>
    <style:style style:name="co10" style:family="table-column">
      <style:table-column-properties fo:break-before="auto" style:column-width="1.4445in"/>
    </style:style>
    <style:style style:name="co11" style:family="table-column">
      <style:table-column-properties fo:break-before="auto" style:column-width="0.861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09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ta1" style:family="table" style:master-page-name="PageStyle_5f_Components_20_template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b05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00b05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00b05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Hyperlink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Hyperlink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0b05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Currency">
      <style:table-cell-properties fo:border-bottom="0.74pt solid #000000" fo:background-color="#00b05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urrency">
      <style:table-cell-properties fo:border-bottom="1.76pt solid #000000" fo:background-color="#00b05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23" style:family="table-cell" style:parent-style-name="Default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2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7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1.76pt solid #000000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</style:style>
    <style:style style:name="ce41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</style:style>
    <style:style style:name="ce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7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Currency">
      <style:table-cell-properties fo:border-bottom="0.74pt solid #000000" fo:background-color="#00b05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Currency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ponents 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Ordering components for the Final Lab excerci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lease read the intire document throughly and fill in all the mandatory boxes!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Follow these guidelines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ease be modest and compare prices from each suppli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nly order components that are in stock, such that we can get the components within resonable tim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t is okay to buy from the companies below, and it does not matter that you order from all of the companies, as you are 14 group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nsider using Lego parts from the Lego Lab on Campus, such that the amount of odd wiches are reduce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nsider the use of the elder RCX mindstorm sensors that we might still have laying aroun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nsider lasercut pieces ( acryl 2-5 mm up to A3 size), as we have a lasercutter at the Mærsk Institut. 2D (DXF files) must be send to u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nsider which components are must have and nice to have, and note this in the table belo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you need to have something printed in 3D, consult us before doing anything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ease order the list of components bellow by compan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mpanies where you are allowed to find components (where we have an acoun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ompany</text:p>
          </table:table-cell>
          <table:table-cell table:style-name="ce16" office:value-type="string" calcext:value-type="string">
            <text:p>Webpage</text:p>
          </table:table-cell>
          <table:table-cell table:style-name="ce28" office:value-type="string" calcext:value-type="string">
            <text:p>Comments</text:p>
          </table:table-cell>
          <table:table-cell table:style-name="ce37"/>
          <table:table-cell table:style-name="ce41"/>
          <table:table-cell table:number-columns-repeated="1019"/>
        </table:table-row>
        <table:table-row table:style-name="ro2">
          <table:table-cell table:style-name="ce5" office:value-type="string" calcext:value-type="string">
            <text:p>Farnell</text:p>
          </table:table-cell>
          <table:table-cell table:style-name="ce17" office:value-type="string" calcext:value-type="string">
            <text:p>http://dk.farnell.com/</text:p>
          </table:table-cell>
          <table:table-cell table:style-name="ce29" office:value-type="string" calcext:value-type="string">
            <text:p>Make sure the part is in the local stock, else they add around 200 DKK!</text:p>
          </table:table-cell>
          <table:table-cell table:style-name="ce38"/>
          <table:table-cell table:style-name="ce42"/>
          <table:table-cell table:number-columns-repeated="1019"/>
        </table:table-row>
        <table:table-row table:style-name="ro2">
          <table:table-cell table:style-name="ce6" office:value-type="string" calcext:value-type="string">
            <text:p>RS Components</text:p>
          </table:table-cell>
          <table:table-cell table:style-name="ce17" office:value-type="string" calcext:value-type="string">
            <text:p>http://dk.rs-online.com/web/</text:p>
          </table:table-cell>
          <table:table-cell table:style-name="ce30"/>
          <table:table-cell table:style-name="ce39"/>
          <table:table-cell table:style-name="ce43"/>
          <table:table-cell table:number-columns-repeated="1019"/>
        </table:table-row>
        <table:table-row table:style-name="ro2">
          <table:table-cell table:style-name="ce6" office:value-type="string" calcext:value-type="string">
            <text:p>Cypax</text:p>
          </table:table-cell>
          <table:table-cell table:style-name="ce17" office:value-type="string" calcext:value-type="string">
            <text:p><text:a xlink:href="http://www.cypax.com/" xlink:type="simple">http://www.cypax.com</text:a></text:p>
          </table:table-cell>
          <table:table-cell table:style-name="ce30"/>
          <table:table-cell table:style-name="ce39"/>
          <table:table-cell table:style-name="ce43"/>
          <table:table-cell table:number-columns-repeated="1019"/>
        </table:table-row>
        <table:table-row table:style-name="ro2">
          <table:table-cell table:style-name="ce6" office:value-type="string" calcext:value-type="string">
            <text:p>Digikey</text:p>
          </table:table-cell>
          <table:table-cell table:style-name="ce17" office:value-type="string" calcext:value-type="string">
            <text:p><text:a xlink:href="http://www.digikey.com/" xlink:type="simple">http://www.digikey.com</text:a></text:p>
          </table:table-cell>
          <table:table-cell table:style-name="ce30"/>
          <table:table-cell table:style-name="ce39"/>
          <table:table-cell table:style-name="ce43"/>
          <table:table-cell table:number-columns-repeated="1019"/>
        </table:table-row>
        <table:table-row table:style-name="ro2">
          <table:table-cell table:style-name="ce6" office:value-type="string" calcext:value-type="string">
            <text:p>Mouser</text:p>
          </table:table-cell>
          <table:table-cell table:style-name="ce17" office:value-type="string" calcext:value-type="string">
            <text:p><text:a xlink:href="http://www.mouser.com/" xlink:type="simple">http://www.mouser.com</text:a></text:p>
          </table:table-cell>
          <table:table-cell table:style-name="ce30"/>
          <table:table-cell table:style-name="ce39"/>
          <table:table-cell table:style-name="ce43"/>
          <table:table-cell table:number-columns-repeated="1019"/>
        </table:table-row>
        <table:table-row table:style-name="ro2">
          <table:table-cell table:style-name="ce7" office:value-type="string" calcext:value-type="string">
            <text:p>Sparkfun</text:p>
          </table:table-cell>
          <table:table-cell table:style-name="ce18" office:value-type="string" calcext:value-type="string">
            <text:p><text:a xlink:href="http://www.sparkfun.com/" xlink:type="simple">www.sparkfun.com</text:a></text:p>
          </table:table-cell>
          <table:table-cell table:style-name="ce31"/>
          <table:table-cell table:style-name="ce40"/>
          <table:table-cell table:style-name="ce4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Current conversion (valutakurser.dk 03.11.2015)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9" office:value-type="string" calcext:value-type="string">
            <text:p>DKK</text:p>
          </table:table-cell>
          <table:table-cell table:style-name="ce20" office:value-type="float" office:value="1" calcext:value-type="float">
            <text:p><text:s/>kr. 1.00 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EUR</text:p>
          </table:table-cell>
          <table:table-cell table:style-name="ce20" office:value-type="float" office:value="7.46" calcext:value-type="float">
            <text:p><text:s/>kr. 7.46 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USD</text:p>
          </table:table-cell>
          <table:table-cell table:style-name="ce21" office:value-type="float" office:value="6.82" calcext:value-type="float">
            <text:p><text:s/>kr. 6.82 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45" office:value-type="string" calcext:value-type="string">
            <text:p>Groups members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Course</text:p>
          </table:table-cell>
          <table:table-cell table:style-name="ce22" office:value-type="string" calcext:value-type="string">
            <text:p>EMB1</text:p>
          </table:table-cell>
          <table:table-cell table:style-name="ce32"/>
          <table:table-cell table:style-name="ce15"/>
          <table:table-cell table:style-name="ce4" office:value-type="string" calcext:value-type="string">
            <text:p>Name</text:p>
          </table:table-cell>
          <table:table-cell table:style-name="ce48" office:value-type="string" calcext:value-type="string">
            <text:p>e-mail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Group number</text:p>
          </table:table-cell>
          <table:table-cell table:style-name="ce23" office:value-type="float" office:value="3" calcext:value-type="float">
            <text:p>3</text:p>
          </table:table-cell>
          <table:table-cell table:style-name="ce24"/>
          <table:table-cell table:style-name="ce15"/>
          <table:table-cell table:style-name="ce5" office:value-type="string" calcext:value-type="string">
            <text:p>Nikolaj Iversen</text:p>
          </table:table-cell>
          <table:table-cell table:style-name="ce49" office:value-type="string" calcext:value-type="string">
            <text:p><text:a xlink:href="mailto:niive12@student.sdu.dk" xlink:type="simple">niive12@student.sdu.dk</text:a>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Project title</text:p>
          </table:table-cell>
          <table:table-cell table:style-name="ce24" office:value-type="string" calcext:value-type="string" table:number-columns-spanned="2" table:number-rows-spanned="1">
            <text:p>Rotating Clock</text:p>
          </table:table-cell>
          <table:covered-table-cell table:style-name="ce33"/>
          <table:table-cell table:style-name="ce15"/>
          <table:table-cell table:style-name="ce6" office:value-type="string" calcext:value-type="string">
            <text:p>Matthias Harald Hessels</text:p>
          </table:table-cell>
          <table:table-cell table:style-name="ce50" office:value-type="string" calcext:value-type="string">
            <text:p><text:a xlink:href="mailto:mahes12@student.sdu.dk" xlink:type="simple">mahes12@student.sdu.dk</text:a>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Contact person</text:p>
          </table:table-cell>
          <table:table-cell table:style-name="ce25" office:value-type="string" calcext:value-type="string">
            <text:p><text:a xlink:href="mailto:mahes12@student.sdu.dk" xlink:type="simple">mahes12@student.sdu.dk</text:a></text:p>
          </table:table-cell>
          <table:table-cell table:style-name="ce34" office:value-type="string" calcext:value-type="string">
            <text:p>(email adress)</text:p>
          </table:table-cell>
          <table:table-cell table:style-name="ce15"/>
          <table:table-cell table:style-name="ce6"/>
          <table:table-cell table:style-name="ce50"/>
          <table:table-cell table:number-columns-repeated="1018"/>
        </table:table-row>
        <table:table-row table:style-name="ro2">
          <table:table-cell table:style-name="ce15" table:number-columns-repeated="2"/>
          <table:table-cell table:style-name="ce35"/>
          <table:table-cell table:style-name="ce15"/>
          <table:table-cell table:style-name="ce7"/>
          <table:table-cell table:style-name="ce51"/>
          <table:table-cell table:number-columns-repeated="1018"/>
        </table:table-row>
        <table:table-row table:style-name="ro2">
          <table:table-cell table:number-columns-repeated="4"/>
          <table:table-cell table:style-name="ce4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Company</text:p>
          </table:table-cell>
          <table:table-cell table:style-name="ce26" office:value-type="string" calcext:value-type="string">
            <text:p>Order number</text:p>
          </table:table-cell>
          <table:table-cell table:style-name="ce26" office:value-type="string" calcext:value-type="string">
            <text:p>Quantity</text:p>
          </table:table-cell>
          <table:table-cell table:style-name="ce26" office:value-type="string" calcext:value-type="string">
            <text:p>Price per item</text:p>
          </table:table-cell>
          <table:table-cell table:style-name="ce47" office:value-type="string" calcext:value-type="string">
            <text:p>currency (DKK, EUR, USD)</text:p>
          </table:table-cell>
          <table:table-cell table:style-name="ce47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Must have (X)</text:p>
          </table:table-cell>
          <table:table-cell table:style-name="ce26" office:value-type="string" calcext:value-type="string">
            <text:p>Nice to have (X)</text:p>
          </table:table-cell>
          <table:table-cell table:style-name="ce48" office:value-type="string" calcext:value-type="string">
            <text:p>Total price in DKK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Farnell</text:p>
          </table:table-cell>
          <table:table-cell table:style-name="ce27" office:value-type="float" office:value="2457411" calcext:value-type="float">
            <text:p>24574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1.75" calcext:value-type="float">
            <text:p>31.75</text:p>
          </table:table-cell>
          <table:table-cell table:style-name="ce36" office:value-type="string" calcext:value-type="string">
            <text:p>DKK</text:p>
          </table:table-cell>
          <table:table-cell table:style-name="ce52" office:value-type="string" calcext:value-type="string">
            <text:p>ADAFRUIT INDUSTRIES  711  DC Motor, Hobby, Prototyping, 6 V, 9100 rpm, 20 g-cm </text:p>
          </table:table-cell>
          <table:table-cell table:style-name="ce36" office:value-type="string" calcext:value-type="string">
            <text:p>Motor to rotate LEDs</text:p>
          </table:table-cell>
          <table:table-cell table:style-name="ce36" office:value-type="string" calcext:value-type="string">
            <text:p>x</text:p>
          </table:table-cell>
          <table:table-cell table:style-name="ce36"/>
          <table:table-cell table:style-name="ce53" table:formula="of:=IF([.E37]=&quot;DKK&quot;;[.C37]*[.D37]*[.$B$26];IF([.E37]=&quot;EUR&quot;;[.C37]*[.D37]*[.$B$27];IF([.E37]=&quot;USD&quot;;[.C37]*[.D37]*[.$B$28];&quot;ERROR&quot;)))" office:value-type="float" office:value="31.75" calcext:value-type="float">
            <text:p><text:s/>kr. 31.75 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Digikey</text:p>
          </table:table-cell>
          <table:table-cell table:style-name="ce27" office:value-type="string" calcext:value-type="string">
            <text:p>1016-1715-5-N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.62" calcext:value-type="float">
            <text:p>1.62</text:p>
          </table:table-cell>
          <table:table-cell table:style-name="ce23" office:value-type="string" calcext:value-type="string">
            <text:p>USD</text:p>
          </table:table-cell>
          <table:table-cell table:style-name="ce27" office:value-type="string" calcext:value-type="string">
            <text:p>IC I/O EXPANDER I2C 16B 24TSSOP</text:p>
          </table:table-cell>
          <table:table-cell table:style-name="ce23" office:value-type="string" calcext:value-type="string">
            <text:p>GPIO extender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53" table:formula="of:=IF([.E38]=&quot;DKK&quot;;[.C38]*[.D38]*[.$B$26];IF([.E38]=&quot;EUR&quot;;[.C38]*[.D38]*[.$B$27];IF([.E38]=&quot;USD&quot;;[.C38]*[.D38]*[.$B$28];&quot;ERROR&quot;)))" office:value-type="float" office:value="22.0968" calcext:value-type="float">
            <text:p><text:s/>kr. 22.10 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Digikey</text:p>
          </table:table-cell>
          <table:table-cell table:style-name="ce27" office:value-type="string" calcext:value-type="string">
            <text:p>1016-1715-5-N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62" calcext:value-type="float">
            <text:p>1.62</text:p>
          </table:table-cell>
          <table:table-cell table:style-name="ce23" office:value-type="string" calcext:value-type="string">
            <text:p>USD</text:p>
          </table:table-cell>
          <table:table-cell table:style-name="ce27" office:value-type="string" calcext:value-type="string">
            <text:p>IC I/O EXPANDER I2C 16B 24TSSOP</text:p>
          </table:table-cell>
          <table:table-cell table:style-name="ce23" office:value-type="string" calcext:value-type="string">
            <text:p>GPIO extender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53" table:formula="of:=IF([.E39]=&quot;DKK&quot;;[.C39]*[.D39]*[.$B$26];IF([.E39]=&quot;EUR&quot;;[.C39]*[.D39]*[.$B$27];IF([.E39]=&quot;USD&quot;;[.C39]*[.D39]*[.$B$28];&quot;ERROR&quot;)))" office:value-type="float" office:value="11.0484" calcext:value-type="float">
            <text:p><text:s/>kr. 11.05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0]=&quot;DKK&quot;;[.C40]*[.D40]*[.$B$26];IF([.E40]=&quot;EUR&quot;;[.C40]*[.D40]*[.$B$27];IF([.E40]=&quot;USD&quot;;[.C40]*[.D40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1]=&quot;DKK&quot;;[.C41]*[.D41]*[.$B$26];IF([.E41]=&quot;EUR&quot;;[.C41]*[.D41]*[.$B$27];IF([.E41]=&quot;USD&quot;;[.C41]*[.D41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2]=&quot;DKK&quot;;[.C42]*[.D42]*[.$B$26];IF([.E42]=&quot;EUR&quot;;[.C42]*[.D42]*[.$B$27];IF([.E42]=&quot;USD&quot;;[.C42]*[.D42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3]=&quot;DKK&quot;;[.C43]*[.D43]*[.$B$26];IF([.E43]=&quot;EUR&quot;;[.C43]*[.D43]*[.$B$27];IF([.E43]=&quot;USD&quot;;[.C43]*[.D43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4]=&quot;DKK&quot;;[.C44]*[.D44]*[.$B$26];IF([.E44]=&quot;EUR&quot;;[.C44]*[.D44]*[.$B$27];IF([.E44]=&quot;USD&quot;;[.C44]*[.D44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5]=&quot;DKK&quot;;[.C45]*[.D45]*[.$B$26];IF([.E45]=&quot;EUR&quot;;[.C45]*[.D45]*[.$B$27];IF([.E45]=&quot;USD&quot;;[.C45]*[.D45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6]=&quot;DKK&quot;;[.C46]*[.D46]*[.$B$26];IF([.E46]=&quot;EUR&quot;;[.C46]*[.D46]*[.$B$27];IF([.E46]=&quot;USD&quot;;[.C46]*[.D46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7]=&quot;DKK&quot;;[.C47]*[.D47]*[.$B$26];IF([.E47]=&quot;EUR&quot;;[.C47]*[.D47]*[.$B$27];IF([.E47]=&quot;USD&quot;;[.C47]*[.D47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8]=&quot;DKK&quot;;[.C48]*[.D48]*[.$B$26];IF([.E48]=&quot;EUR&quot;;[.C48]*[.D48]*[.$B$27];IF([.E48]=&quot;USD&quot;;[.C48]*[.D48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49]=&quot;DKK&quot;;[.C49]*[.D49]*[.$B$26];IF([.E49]=&quot;EUR&quot;;[.C49]*[.D49]*[.$B$27];IF([.E49]=&quot;USD&quot;;[.C49]*[.D49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50]=&quot;DKK&quot;;[.C50]*[.D50]*[.$B$26];IF([.E50]=&quot;EUR&quot;;[.C50]*[.D50]*[.$B$27];IF([.E50]=&quot;USD&quot;;[.C50]*[.D50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51]=&quot;DKK&quot;;[.C51]*[.D51]*[.$B$26];IF([.E51]=&quot;EUR&quot;;[.C51]*[.D51]*[.$B$27];IF([.E51]=&quot;USD&quot;;[.C51]*[.D51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23" table:number-columns-repeated="8"/>
          <table:table-cell table:style-name="ce53" table:formula="of:=IF([.E52]=&quot;DKK&quot;;[.C52]*[.D52]*[.$B$26];IF([.E52]=&quot;EUR&quot;;[.C52]*[.D52]*[.$B$27];IF([.E52]=&quot;USD&quot;;[.C52]*[.D52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25" table:number-columns-repeated="8"/>
          <table:table-cell table:style-name="ce53" table:formula="of:=IF([.E53]=&quot;DKK&quot;;[.C53]*[.D53]*[.$B$26];IF([.E53]=&quot;EUR&quot;;[.C53]*[.D53]*[.$B$27];IF([.E53]=&quot;USD&quot;;[.C53]*[.D53]*[.$B$28];&quot;ERROR&quot;)))" office:value-type="string" office:string-value="ERROR" calcext:value-type="string">
            <text:p><text:s/>ERROR 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54" table:formula="of:=SUM([.J37:.J53])" office:value-type="float" office:value="64.8952" calcext:value-type="float">
            <text:p><text:s/>kr. 64.90 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dd components you would like to have, but no avaliable from the companies above (a wooden stick etc.):</text:p>
          </table:table-cell>
          <table:table-cell table:number-columns-repeated="102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kr. 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k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k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onents_20_template" style:display-name="PageStyle_Components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06-09-16T00:00:00</meta:creation-date>
    <dc:date>2015-11-05T13:55:39.944769632</dc:date>
    <meta:editing-duration>P0D</meta:editing-duration>
    <meta:generator>LibreOffice/4.2.8.2$Linux_X86_64 LibreOffice_project/420m0$Build-2</meta:generator>
    <meta:document-statistic meta:table-count="2" meta:cell-count="1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